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9e762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parent-style-name="Standard" style:family="paragraph">
      <style:text-properties officeooo:paragraph-rsid="0099e762"/>
    </style:style>
    <style:style style:name="P3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4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4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7"/>
      <text:section text:style-name="Sect1" text:name="Section Matriz 1">
        <text:p text:style-name="P20"><text:span text:style-name="T8"/><text:change-end text:change-id="ct8694062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22"/>
        <text:p text:style-name="podPageBreak"/>
      </text:section>
      <text:section text:style-name="Sect1" text:name="Section Matriz 1">
        <text:p text:style-name="P20"><text:span text:style-name="T8"/><text:change-end text:change-id="ct8694062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22"/>
      </text:section>
      <text:p text:style-name="P19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1" meta:word-count="112" meta:character-count="992" meta:non-whitespace-character-count="905"/>
  </office:meta>
</office:document-meta>
</file>